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t was 10 minutes before the end of school is when it happened. My extremely boring Language Arts teacher was blabbing about commas or whatever and I was, well, bored. My friend was tapping me on the shoulder trying to get my attention, as usual.</text:p>
      <text:p text:style-name="Standard">Most likely she was going to ask me some dumb question like “Do you like pie?” or “Do you like gum?”. Those were the two things I was most likely to want and I think she already knew the answers to those questions. I decided it would be best if I ignore her. She poked me harder. </text:p>
      <text:p text:style-name="Standard">It started getting really annoying.</text:p>
      <text:p text:style-name="Standard">“What?” I snapped.</text:p>
      <text:p text:style-name="Standard">In after thought maybe I should have been more kind to her since she nearly saved my life but I of course did not know this. </text:p>
      <text:p text:style-name="Standard">“Um … LOOK OUT!” she hollered.</text:p>
      <text:p text:style-name="Standard">I looked just in time to see a stapler coming hurling at my face and block it with my binder which is now in very bad shape. </text:p>
      <text:p text:style-name="Standard">I panted in relief although still wondering what had just happened. </text:p>
      <text:p text:style-name="Standard">“What just happened?” I asked.</text:p>
      <text:p text:style-name="Standard">“You almost got hit by a stapler, dummy,” she said.</text:p>
      <text:p text:style-name="Standard">“Where did it come from?” I asked.</text:p>
      <text:p text:style-name="Standard">“Dunno,” she said.</text:p>
      <text:p text:style-name="Standard">“Are you OK, Bob?” my boring Language Arts teacher asked.</text:p>
      <text:p text:style-name="Standard">“Yeah. I'm fine.” I said. </text:p>
      <text:p text:style-name="Standard">My boring Language Arts teacher opened his mouth to say something else but the school bell rang just in time <text:s/>to save me from an awkward convers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5-09T18:18:05.95</meta:creation-date>
    <dc:date>2013-05-09T18:30:34.31</dc:date>
    <dc:creator>Isadora White</dc:creator>
    <meta:editing-duration>PT12M29S</meta:editing-duration>
    <meta:editing-cycles>1</meta:editing-cycles>
    <meta:generator>OpenOffice.org/3.3$Win32 OpenOffice.org_project/330m20$Build-9567</meta:generator>
    <meta:document-statistic meta:table-count="0" meta:image-count="0" meta:object-count="0" meta:page-count="1" meta:paragraph-count="15" meta:word-count="257" meta:character-count="1293"/>
  </office:meta>
</office:document-meta>
</file>